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67ec"/>
    </style:style>
    <style:style style:name="P2" style:family="paragraph" style:parent-style-name="Standard">
      <style:text-properties officeooo:paragraph-rsid="000fe73f"/>
    </style:style>
    <style:style style:name="T1" style:family="text">
      <style:text-properties fo:color="#1155cc" style:text-underline-style="solid" style:text-underline-width="auto" style:text-underline-color="font-color"/>
    </style:style>
    <style:style style:name="T2" style:family="text">
      <style:text-properties officeooo:rsid="000e67ec"/>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 <text:span text:style-name="T2">hardware de la </text:span>estación de tierra consiste en <text:span text:style-name="T2">un</text:span> receptor de radio (HC12) conectado a <text:span text:style-name="T2">una </text:span>antena con polarización cruzada. Éstos <text:span text:style-name="T2">están</text:span> conectados a un Arduino, el cual se comunica con un portátil sobre <text:span text:style-name="T2">USB.</text:span> El arduino reci<text:span text:style-name="T2">be</text:span> los datos sobre radio, y los manda al portátil, donde se proces<text:span text:style-name="T2">an</text:span>, visualiza<text:span text:style-name="T2">n</text:span> y finalmente guarda<text:span text:style-name="T2">n</text:span> en un archivo. Usamos <text:a xlink:type="simple" xlink:href="https://ardity.dwilches.com/" text:style-name="ListLabel_20_28" text:visited-style-name="ListLabel_20_28"><text:span text:style-name="T1">Ardity</text:span></text:a> para la comunicación entre Unity y Arduino. El software principal de la estación de tierra está programado en Unity y C#. </text:p>
      <text:p text:style-name="P1"/>
      <text:p text:style-name="P1"><text:span text:style-name="T2">El programa de unity consiste en un mapa en el que se ven las ultimas posiciones de la lata desde una vista de arriba. Para que el mapa tenga una tamaño consistente, cada vez que llega una nueva posición, se guarda el mínimo y el máximo, y luego se utilizan para mapear los valores entre el mínimo y el máximo a los valores desiderados. También incluye una grafica que demuestra la altura de la lata, y, parecido al mapa, se actualiza cada vez que llega un valor. Sin embargo, como los valores máximos y mínimos son conocidos, se pueden introducir manualmente. El ultimo elemento son los datos de los sensores de la lata, los cuales se pueden ver en forma de texto.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04T19:00:16.571000000</meta:creation-date>
    <dc:date>2022-05-04T19:22:43.917000000</dc:date>
    <meta:editing-duration>PT1M54S</meta:editing-duration>
    <meta:editing-cycles>1</meta:editing-cycles>
    <meta:generator>LibreOffice/6.4.6.2$Windows_X86_64 LibreOffice_project/0ce51a4fd21bff07a5c061082cc82c5ed232f115</meta:generator>
    <meta:document-statistic meta:table-count="0" meta:image-count="0" meta:object-count="0" meta:page-count="1" meta:paragraph-count="2" meta:word-count="203" meta:character-count="1144" meta:non-whitespace-character-count="941"/>
  </office:meta>
</office:document-meta>
</file>